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3a67b" officeooo:paragraph-rsid="0003a67b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</text:p>
      <text:p text:style-name="P1"/>
      <text:p text:style-name="P1">Does Golang use pointers or references? Is there anything like that in the language?</text:p>
      <text:p text:style-name="P1"/>
      <text:p text:style-name="P1">Golang utilizes pointers which allows the programmer to pass along a reference. The * derefrences the pointer from its given memory address and leads to the current value held within that address. &amp; will you the actual memory address of the poin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2:03:06.425062769</meta:creation-date>
    <meta:generator>LibreOffice/6.2.8.2$Linux_X86_64 LibreOffice_project/20$Build-2</meta:generator>
    <dc:date>2019-12-09T13:06:54.484116731</dc:date>
    <meta:editing-duration>PT4M58S</meta:editing-duration>
    <meta:editing-cycles>1</meta:editing-cycles>
    <meta:document-statistic meta:table-count="0" meta:image-count="0" meta:object-count="0" meta:page-count="1" meta:paragraph-count="3" meta:word-count="57" meta:character-count="336" meta:non-whitespace-character-count="281"/>
  </office:meta>
</office:document-meta>
</file>